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fo="urn:oasis:names:tc:opendocument:xmlns:xsl-fo-compatible:1.0" xmlns:number="urn:oasis:names:tc:opendocument:xmlns:datastyle:1.0" xmlns:text="urn:oasis:names:tc:opendocument:xmlns:text:1.0" xmlns:table="urn:oasis:names:tc:opendocument:xmlns:table:1.0" office:version="1.0">
  <office:automatic-styles>
    <style:style style:name="keyimages-title" style:family="table-cell" style:parent-style-name="Default">
      <style:table-cell-properties fo:background-color="#d2f5b0" fo:border="0.002cm solid #000000"/>
      <style:text-properties fo:font-weight="bold" style:font-weight-asian="bold" style:font-weight-complex="bold"/>
      <style:paragraph-properties fo:text-align="center" fo:margin-left="0cm"/>
    </style:style>
    <style:style style:name="chronos-title" style:family="table-cell" style:parent-style-name="Default">
      <style:table-cell-properties fo:background-color="#c2dfff" fo:border="0.002cm solid #000000"/>
      <style:text-properties fo:font-weight="bold" style:font-weight-asian="bold" style:font-weight-complex="bold"/>
      <style:paragraph-properties fo:text-align="center" fo:margin-left="0cm"/>
    </style:style>
    <style:style style:name="track-title" style:family="table-cell" style:parent-style-name="Default">
      <style:table-cell-properties fo:background-color="#e3b7eb" fo:border="0.002cm solid #000000"/>
      <style:text-properties fo:font-weight="bold" style:font-weight-asian="bold" style:font-weight-complex="bold"/>
      <style:paragraph-properties fo:text-align="center" fo:margin-left="0cm"/>
    </style:style>
    <style:style style:name="data" style:family="table-cell" style:parent-style-name="Default">
      <style:table-cell-properties fo:border="0.002cm solid #000000"/>
    </style:style>
    <style:style style:name="header" style:family="table-cell" style:parent-style-name="Default">
      <style:table-cell-properties fo:background-color="#e8e8e8" fo:border="0.002cm solid #000000"/>
      <style:paragraph-properties fo:text-align="center" fo:margin-left="0cm"/>
    </style:style>
  </office:automatic-styles>
  <office:body>
    <office:spreadsheet>
      <table:table table:name="c2cal">
        <table:table-column/>
        <table:table-column/>
        <table:table-row>
          <table:table-cell>
            <text:p/>
          </table:table-cell>
        </table:table-row>
        <table:table-row>
          <table:table-cell table:style-name="keyimages-title" table:number-columns-spanned="2">
            <text:p>Key Images</text:p>
          </table:table-cell>
        </table:table-row>
        <table:table-row>
          <table:table-cell table:style-name="header">
            <text:p>Name</text:p>
          </table:table-cell>
          <table:table-cell table:style-name="header">
            <text:p>Time</text:p>
          </table:table-cell>
        </table:table-row>
        <table:table-row>
          <table:table-cell table:style-name="data">
            <text:p>0</text:p>
          </table:table-cell>
          <table:table-cell table:style-name="data">
            <text:p>0</text:p>
          </table:table-cell>
        </table:table-row>
        <table:table-row>
          <table:table-cell>
            <text:p/>
          </table:table-cell>
        </table:table-row>
        <table:table-row>
          <table:table-cell table:style-name="keyimages-title" table:number-columns-spanned="4">
            <text:p>Points</text:p>
          </table:table-cell>
        </table:table-row>
        <table:table-row>
          <table:table-cell table:style-name="header">
            <text:p>Name</text:p>
          </table:table-cell>
          <table:table-cell table:style-name="header">
            <text:p>X</text:p>
          </table:table-cell>
          <table:table-cell table:style-name="header">
            <text:p>Y</text:p>
          </table:table-cell>
          <table:table-cell table:style-name="header">
            <text:p>Time</text:p>
          </table:table-cell>
        </table:table-row>
        <table:table-row>
          <table:table-cell table:style-name="data">
            <text:p>Marker 1</text:p>
          </table:table-cell>
          <table:table-cell table:style-name="data" office:value-type="float" office:value="-167.20">
            <text:p>-167,20</text:p>
          </table:table-cell>
          <table:table-cell table:style-name="data" office:value-type="float" office:value="-60.25">
            <text:p>-60,25</text:p>
          </table:table-cell>
          <table:table-cell table:style-name="data">
            <text:p>0</text:p>
          </table:table-cell>
        </table:table-row>
        <table:table-row>
          <table:table-cell table:style-name="data">
            <text:p>Marker 2</text:p>
          </table:table-cell>
          <table:table-cell table:style-name="data" office:value-type="float" office:value="64.50">
            <text:p>64,50</text:p>
          </table:table-cell>
          <table:table-cell table:style-name="data" office:value-type="float" office:value="-37.70">
            <text:p>-37,70</text:p>
          </table:table-cell>
          <table:table-cell table:style-name="data">
            <text:p>0</text:p>
          </table:table-cell>
        </table:table-row>
        <table:table-row>
          <table:table-cell table:style-name="data">
            <text:p>Marker 3</text:p>
          </table:table-cell>
          <table:table-cell table:style-name="data" office:value-type="float" office:value="125.38">
            <text:p>125,38</text:p>
          </table:table-cell>
          <table:table-cell table:style-name="data" office:value-type="float" office:value="-57.43">
            <text:p>-57,43</text:p>
          </table:table-cell>
          <table:table-cell table:style-name="data">
            <text:p>0</text:p>
          </table:table-cell>
        </table:table-row>
        <table:table-row>
          <table:table-cell table:style-name="data">
            <text:p>Marker 4</text:p>
          </table:table-cell>
          <table:table-cell table:style-name="data" office:value-type="float" office:value="-119.28">
            <text:p>-119,28</text:p>
          </table:table-cell>
          <table:table-cell table:style-name="data" office:value-type="float" office:value="-81.67">
            <text:p>-81,67</text:p>
          </table:table-cell>
          <table:table-cell table:style-name="data">
            <text:p>0</text:p>
          </table:table-cell>
        </table:table-row>
        <table:table-row>
          <table:table-cell table:style-name="data">
            <text:p>Marker 5</text:p>
          </table:table-cell>
          <table:table-cell table:style-name="data" office:value-type="float" office:value="-170.02">
            <text:p>-170,02</text:p>
          </table:table-cell>
          <table:table-cell table:style-name="data" office:value-type="float" office:value="11.91">
            <text:p>11,91</text:p>
          </table:table-cell>
          <table:table-cell table:style-name="data">
            <text:p>0</text:p>
          </table:table-cell>
        </table:table-row>
        <table:table-row>
          <table:table-cell table:style-name="data">
            <text:p>Marker 6</text:p>
          </table:table-cell>
          <table:table-cell table:style-name="data" office:value-type="float" office:value="62.24">
            <text:p>62,24</text:p>
          </table:table-cell>
          <table:table-cell table:style-name="data" office:value-type="float" office:value="30.51">
            <text:p>30,51</text:p>
          </table:table-cell>
          <table:table-cell table:style-name="data">
            <text:p>0</text:p>
          </table:table-cell>
        </table:table-row>
        <table:table-row>
          <table:table-cell table:style-name="data">
            <text:p>Marker 7</text:p>
          </table:table-cell>
          <table:table-cell table:style-name="data" office:value-type="float" office:value="124.25">
            <text:p>124,25</text:p>
          </table:table-cell>
          <table:table-cell table:style-name="data" office:value-type="float" office:value="14.73">
            <text:p>14,73</text:p>
          </table:table-cell>
          <table:table-cell table:style-name="data">
            <text:p>0</text:p>
          </table:table-cell>
        </table:table-row>
        <table:table-row>
          <table:table-cell table:style-name="data">
            <text:p>Marker 8</text:p>
          </table:table-cell>
          <table:table-cell table:style-name="data" office:value-type="float" office:value="-122.67">
            <text:p>-122,67</text:p>
          </table:table-cell>
          <table:table-cell table:style-name="data" office:value-type="float" office:value="-5.00">
            <text:p>-5,00</text:p>
          </table:table-cell>
          <table:table-cell table:style-name="data">
            <text:p>0</text:p>
          </table:table-cell>
        </table:table-row>
        <table:table-row>
          <table:table-cell table:style-name="data">
            <text:p>Marker 9</text:p>
          </table:table-cell>
          <table:table-cell table:style-name="data" office:value-type="float" office:value="-172.84">
            <text:p>-172,84</text:p>
          </table:table-cell>
          <table:table-cell table:style-name="data" office:value-type="float" office:value="84.63">
            <text:p>84,63</text:p>
          </table:table-cell>
          <table:table-cell table:style-name="data">
            <text:p>0</text:p>
          </table:table-cell>
        </table:table-row>
        <table:table-row>
          <table:table-cell table:style-name="data">
            <text:p>Marker 10</text:p>
          </table:table-cell>
          <table:table-cell table:style-name="data" office:value-type="float" office:value="59.99">
            <text:p>59,99</text:p>
          </table:table-cell>
          <table:table-cell table:style-name="data" office:value-type="float" office:value="98.16">
            <text:p>98,16</text:p>
          </table:table-cell>
          <table:table-cell table:style-name="data">
            <text:p>0</text:p>
          </table:table-cell>
        </table:table-row>
        <table:table-row>
          <table:table-cell table:style-name="data">
            <text:p>Marker 11</text:p>
          </table:table-cell>
          <table:table-cell table:style-name="data" office:value-type="float" office:value="122.56">
            <text:p>122,56</text:p>
          </table:table-cell>
          <table:table-cell table:style-name="data" office:value-type="float" office:value="88.58">
            <text:p>88,58</text:p>
          </table:table-cell>
          <table:table-cell table:style-name="data">
            <text:p>0</text:p>
          </table:table-cell>
        </table:table-row>
        <table:table-row>
          <table:table-cell table:style-name="data">
            <text:p>Marker 12</text:p>
          </table:table-cell>
          <table:table-cell table:style-name="data" office:value-type="float" office:value="-126.05">
            <text:p>-126,05</text:p>
          </table:table-cell>
          <table:table-cell table:style-name="data" office:value-type="float" office:value="73.36">
            <text:p>73,36</text:p>
          </table:table-cell>
          <table:table-cell table:style-name="data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office:version="1.1"/>
</file>

<file path=meta.xml><?xml version="1.0" encoding="utf-8"?>
<office:document-meta xmlns:office="urn:oasis:names:tc:opendocument:xmlns:office:1.0" office:version="1.1"/>
</file>